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8.38cm"/>
    </style:style>
    <style:style style:name="co4" style:family="table-column">
      <style:table-column-properties fo:break-before="auto" style:column-width="13.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Miniserie 32 Stück</text:p>
          </table:table-cell>
          <table:table-cell/>
        </table:table-row>
        <table:table-row table:style-name="ro1">
          <table:table-cell table:style-name="ce1" office:value-type="string">
            <text:p>Box</text:p>
          </table:table-cell>
          <table:table-cell office:value-type="string">
            <text:p>100,- + 9.-/Stück</text:p>
          </table:table-cell>
          <table:table-cell/>
        </table:table-row>
        <table:table-row table:style-name="ro1">
          <table:table-cell office:value-type="string">
            <text:p>Einrichtung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9*32" office:value-type="float" office:value="288">
            <text:p>288</text:p>
          </table:table-cell>
          <table:table-cell/>
        </table:table-row>
        <table:table-row table:style-name="ro1">
          <table:table-cell/>
          <table:table-cell office:value-type="string">
            <text:p>Stege &amp; Faltung geschätzt</text:p>
          </table:table-cell>
          <table:table-cell/>
        </table:table-row>
        <table:table-row table:style-name="ro1">
          <table:table-cell table:style-name="ce1" office:value-type="string">
            <text:p>Stege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style-name="ce1" office:value-type="string">
            <text:p>Faltung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Brett</text:p>
          </table:table-cell>
          <table:table-cell office:value-type="string">
            <text:p>50,- + 8,-/Stück</text:p>
          </table:table-cell>
          <table:table-cell/>
        </table:table-row>
        <table:table-row table:style-name="ro1">
          <table:table-cell office:value-type="string">
            <text:p>Einrichtung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8*32" office:value-type="float" office:value="256">
            <text:p>256</text:p>
          </table:table-cell>
          <table:table-cell/>
        </table:table-row>
        <table:table-row table:style-name="ro1">
          <table:table-cell table:style-name="ce1" office:value-type="string">
            <text:p>Lasern</text:p>
          </table:table-cell>
          <table:table-cell office:value-type="string">
            <text:p>13,-/Stück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13*32" office:value-type="float" office:value="416">
            <text:p>4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Karten</text:p>
          </table:table-cell>
          <table:table-cell office:value-type="string">
            <text:p>50 + 3,72,-/Deck</text:p>
          </table:table-cell>
          <table:table-cell/>
        </table:table-row>
        <table:table-row table:style-name="ro1">
          <table:table-cell office:value-type="string">
            <text:p>Einrichtung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3.72*32" office:value-type="float" office:value="119.04">
            <text:p>119,04</text:p>
          </table:table-cell>
          <table:table-cell/>
        </table:table-row>
        <table:table-row table:style-name="ro1">
          <table:table-cell/>
          <table:table-cell office:value-type="string">
            <text:p>Schätze und Hilfe/Stadt geschätzt</text:p>
          </table:table-cell>
          <table:table-cell/>
        </table:table-row>
        <table:table-row table:style-name="ro1">
          <table:table-cell table:style-name="ce1" office:value-type="string">
            <text:p>Schätze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style-name="ce1" office:value-type="string">
            <text:p>Hilfe &amp; Stadt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string">
            <text:p>Meeple 0,09/Stück, Würfel 0,25/Stück</text:p>
          </table:table-cell>
          <table:table-cell/>
        </table:table-row>
        <table:table-row table:style-name="ro1">
          <table:table-cell table:style-name="ce1" office:value-type="string">
            <text:p>Pöppel</text:p>
          </table:table-cell>
          <table:table-cell table:formula="of:=32 * 4 * 0.09" office:value-type="float" office:value="11.52">
            <text:p>11,52</text:p>
          </table:table-cell>
          <table:table-cell/>
        </table:table-row>
        <table:table-row table:style-name="ro1">
          <table:table-cell table:style-name="ce1" office:value-type="string">
            <text:p>Würfel</text:p>
          </table:table-cell>
          <table:table-cell table:formula="of:=32*0.25" office:value-type="float" office:value="8">
            <text:p>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Fähnchen</text:p>
          </table:table-cell>
          <table:table-cell office:value-type="string">
            <text:p>Niete 100 Stück 1,01 + 4,16 Versand = 0,05/Stück</text:p>
            <text:p>Aufkleber 128 Stück 20,07 = 0,15/Stück </text:p>
          </table:table-cell>
          <table:table-cell/>
        </table:table-row>
        <table:table-row table:style-name="ro1">
          <table:table-cell office:value-type="string">
            <text:p>Niete</text:p>
          </table:table-cell>
          <table:table-cell table:formula="of:=20*0.05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ufkleber</text:p>
          </table:table-cell>
          <table:table-cell table:formula="of:= 18 * 0.15" office:value-type="float" office:value="2.7">
            <text:p>2,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Regelheft</text:p>
          </table:table-cell>
          <table:table-cell office:value-type="string">
            <text:p>Flyeralarm 160,-/100Stück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32 * 1.6" office:value-type="float" office:value="51.2">
            <text:p>51,2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formula="of:=SUM([.B1:.B34])" office:value-type="float" office:value="1617.46">
            <text:p>1617,46</text:p>
          </table:table-cell>
          <table:table-cell/>
        </table:table-row>
        <table:table-row table:style-name="ro1">
          <table:table-cell office:value-type="string">
            <text:p>pro Spiel</text:p>
          </table:table-cell>
          <table:table-cell table:formula="of:=[.B35]/32" office:value-type="float" office:value="50.545625">
            <text:p>50,5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5">15.11.2020</text:date>, <text:time>12:1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M30S</meta:editing-duration>
    <meta:editing-cycles>6</meta:editing-cycles>
    <meta:generator>OpenOffice/4.1.5$Win32 OpenOffice.org_project/415m1$Build-9789</meta:generator>
    <dc:date>2020-11-15T12:13:04.01</dc:date>
    <dc:creator>Jirka Dell'Oro-Friedl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